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/>
    </style:style>
    <style:style style:name="P2" style:family="paragraph" style:parent-style-name="Standard">
      <style:text-properties fo:color="#3465a4" loext:opacity="100%" officeooo:paragraph-rsid="0018e6f3"/>
    </style:style>
    <style:style style:name="P3" style:family="paragraph" style:parent-style-name="Standard">
      <style:text-properties fo:color="#3465a4" loext:opacity="100%" officeooo:paragraph-rsid="001d402e"/>
    </style:style>
    <style:style style:name="P4" style:family="paragraph" style:parent-style-name="Preformatted_20_Text">
      <style:text-properties fo:color="#3465a4" loext:opacity="100%" officeooo:rsid="002c5dd7" officeooo:paragraph-rsid="002c5dd7"/>
    </style:style>
    <style:style style:name="P5" style:family="paragraph" style:parent-style-name="Standard">
      <style:text-properties fo:color="#3465a4" loext:opacity="100%" officeooo:rsid="002c5dd7" officeooo:paragraph-rsid="002c5dd7"/>
    </style:style>
    <style:style style:name="P6" style:family="paragraph" style:parent-style-name="Standard">
      <style:text-properties fo:color="#000000" loext:opacity="100%" officeooo:rsid="00124805" officeooo:paragraph-rsid="00124805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text-properties fo:color="#000000" loext:opacity="100%" officeooo:paragraph-rsid="00184735"/>
    </style:style>
    <style:style style:name="P9" style:family="paragraph" style:parent-style-name="Standard">
      <style:text-properties fo:color="#000000" loext:opacity="100%" officeooo:rsid="0018e6f3" officeooo:paragraph-rsid="0018e6f3"/>
    </style:style>
    <style:style style:name="P10" style:family="paragraph" style:parent-style-name="Standard">
      <style:text-properties fo:color="#000000" loext:opacity="100%" officeooo:paragraph-rsid="0023668f"/>
    </style:style>
    <style:style style:name="P11" style:family="paragraph" style:parent-style-name="Standard">
      <style:text-properties fo:color="#158466" loext:opacity="100%" officeooo:paragraph-rsid="00184735"/>
    </style:style>
    <style:style style:name="P12" style:family="paragraph" style:parent-style-name="Standard">
      <style:text-properties fo:color="#ff0000" loext:opacity="100%"/>
    </style:style>
    <style:style style:name="P13" style:family="paragraph" style:parent-style-name="Standard">
      <style:text-properties fo:color="#ff0000" loext:opacity="100%" fo:font-style="italic" style:font-style-asian="italic" style:font-style-complex="italic"/>
    </style:style>
    <style:style style:name="P14" style:family="paragraph" style:parent-style-name="Standard">
      <style:text-properties fo:color="#ff0000" loext:opacity="100%" fo:font-style="italic" officeooo:rsid="001d402e" officeooo:paragraph-rsid="001d402e" style:font-style-asian="italic" style:font-style-complex="italic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c5dd7"/>
    </style:style>
    <style:style style:name="P17" style:family="paragraph" style:parent-style-name="Heading_20_2">
      <style:paragraph-properties fo:margin-left="0cm" fo:margin-right="0cm" fo:text-indent="0cm" style:auto-text-indent="false"/>
      <style:text-properties fo:color="#3465a4" loext:opacity="100%" officeooo:rsid="002c5dd7"/>
    </style:style>
    <style:style style:name="P18" style:family="paragraph" style:parent-style-name="Standard">
      <style:text-properties fo:color="#3465a4" loext:opacity="100%" officeooo:rsid="002c5dd7" officeooo:paragraph-rsid="002c5dd7"/>
    </style:style>
    <style:style style:name="P19" style:family="paragraph" style:parent-style-name="Standard">
      <style:text-properties fo:color="#3465a4" loext:opacity="100%" officeooo:rsid="002c5dd7" officeooo:paragraph-rsid="0031afec"/>
    </style:style>
    <style:style style:name="P20" style:family="paragraph" style:parent-style-name="Standard">
      <style:text-properties fo:color="#3465a4" loext:opacity="100%" officeooo:rsid="0031afec" officeooo:paragraph-rsid="0031afec"/>
    </style:style>
    <style:style style:name="P21" style:family="paragraph" style:parent-style-name="Standard">
      <style:text-properties fo:color="#000000" loext:opacity="100%" officeooo:rsid="002c5dd7" officeooo:paragraph-rsid="002c5dd7"/>
    </style:style>
    <style:style style:name="P22" style:family="paragraph" style:parent-style-name="Standard">
      <style:text-properties fo:color="#000000" loext:opacity="100%" officeooo:rsid="002c5dd7" officeooo:paragraph-rsid="0031afec"/>
    </style:style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24805"/>
    </style:style>
    <style:style style:name="T2" style:family="text">
      <style:text-properties officeooo:rsid="001342ec"/>
    </style:style>
    <style:style style:name="T3" style:family="text">
      <style:text-properties fo:color="#000000" loext:opacity="100%"/>
    </style:style>
    <style:style style:name="T4" style:family="text">
      <style:text-properties officeooo:rsid="00184735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31afe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sqlform" form:apply-filter="true" form:enctype="multipart/formdata" form:method="post" form:control-implementation="ooo:com.sun.star.form.component.Form" office:target-frame="" xlink:href="http://index.php/?route=/import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ndex.php/?route=/impor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REQUÊTE SQL PAPYRUS</text:span></text:p>
      <text:p text:style-name="P1"/>
      <text:p text:style-name="P1"/>
      <text:p text:style-name="P1">1. Quelles sont les commandes du fournisseur 09120 ?</text:p>
      <text:p text:style-name="P6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entcom` WHERE NUMFOU="09120"; </text:span></text:p>
      <text:p text:style-name="P6"><text:span text:style-name="Source_20_Text"/></text:p>
      <text:p text:style-name="P6"><text:span text:style-name="Source_20_Text">→ 70020 et 70300</text:span></text:p>
      <text:p text:style-name="P6"/>
      <text:p text:style-name="P1">2. Afficher le code des fournisseurs pour lesquels des commandes ont été</text:p>
      <text:p text:style-name="P1">passées.</text:p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DISTINCT numfou FROM entcom; </text:span></text:span></text:p>
      <text:p text:style-name="P7">→ <text:span text:style-name="T2">120, 540, 8700, 9120, 9150, 9180</text:span></text:p>
      <text:p text:style-name="P1"/>
      <text:p text:style-name="P1">3. Afficher le nombre de commandes fournisseurs passées, et le nombre</text:p>
      <text:p text:style-name="P1">de fournisseur concernés.</text:p>
      <text:p text:style-name="P7">SELECT (count(numcom)), COUNT(DISTINCT numfou) FROM entcom;</text:p>
      <text:p text:style-name="P7"/>
      <text:p text:style-name="P1">4. Éditer les produits ayant un stock inférieur ou égal au stock d'alerte et</text:p>
      <text:p text:style-name="P1">dont la quantité annuelle est inférieur est inférieure à 1000</text:p>
      <text:p text:style-name="P1">(informations à fournir : n° produit, libellé produit, stock, stock actuel</text:p>
      <text:p text:style-name="P1">d'alerte, quantité annuelle)</text:p>
      <text:p text:style-name="P7">SELECT codart, libart, stkphy, stkale, qteann FROM produit WHERE stkphy &lt;=stkale AND qteann&lt;1000;</text:p>
      <text:p text:style-name="P1"/>
      <text:p text:style-name="P1">5. Quels sont les fournisseurs situés dans les départements 75 78 92 77 ?</text:p>
      <text:p text:style-name="P1">L’affichage (département, nom fournisseur) sera effectué par</text:p>
      <text:p text:style-name="P1">département décroissant, puis par ordre alphabétique</text:p>
      <text:p text:style-name="P11"/>
      <text:p text:style-name="P11"><text:span text:style-name="T4">P</text:span>ar département décroissant :</text:p>
      <text:p text:style-name="P8">SELECT SUBSTRING(posfou,1,2) AS "Département", nomfou FROM fournis WHERE posfou LIKE "75%" OR posfou LIKE "78%" OR posfou LIKE "92%" OR posfou LIKE "77%" ORDER BY posfou DESC;</text:p>
      <text:p text:style-name="P8"/>
      <text:p text:style-name="P11"><text:span text:style-name="T4">P</text:span>ar ordre alphabétique :</text:p>
      <text:p text:style-name="P8">SELECT SUBSTRING(posfou,1,2) AS "Département", nomfou FROM fournis WHERE posfou LIKE "75%" OR posfou LIKE "78%" OR posfou LIKE "92%" OR posfou LIKE "77%" ORDER BY nomfou;</text:p>
      <text:p text:style-name="P1"/>
      <text:p text:style-name="P1">6. Quelles sont les commandes passées au mois de mars et avril ?</text:p>
      <text:p text:style-name="P7">SELECT * FROM entcom WHERE datcom LIKE "____-04-%" OR datcom LIKE "____-03-%"</text:p>
      <text:p text:style-name="P1"/>
      <text:p text:style-name="P1">7. Quelles sont les commandes du jour qui ont des observations</text:p>
      <text:p text:style-name="P1">particulières ?</text:p>
      <text:p text:style-name="P2">(Affichage numéro de commande, date de commande)</text:p>
      <text:p text:style-name="P9">SELECT numcom, datcom FROM entcom WHERE obscom IS NOT NULL</text:p>
      <text:p text:style-name="P9">ou</text:p>
      <text:p text:style-name="P9">SELECT numcom, datcom FROM entcom WHERE length (obscom)&gt;=1</text:p>
      <text:p text:style-name="P2"/>
      <text:p text:style-name="P1">8. Lister le total de chaque commande par total décroissant</text:p>
      <text:p text:style-name="P1">(Affichage numéro de commande et total)</text:p>
      <text:p text:style-name="P7">SELECT numcom as "Numéro de la commande", SUM(qtecde * priuni) AS "Total" FROM ligcom GROUP BY numcom ORDER BY Total DESC;</text:p>
      <text:p text:style-name="P1"><text:soft-page-break/></text:p>
      <text:p text:style-name="P1">9. Lister les commandes dont le total est supérieur à 10 000€ ; on exclura</text:p>
      <text:p text:style-name="P1">dans le calcul du total les articles commandés en quantité supérieure</text:p>
      <text:p text:style-name="P1">ou égale à 1000.</text:p>
      <text:p text:style-name="P3">(Affichage numéro de commande et total)</text:p>
      <text:p text:style-name="P12"/>
      <text:p text:style-name="P13">SELECT numcom as "Numéro de la commande", <text:s/>(SUM(qtecde * priuni)) AS "total"</text:p>
      <text:p text:style-name="P13">FROM ligcom </text:p>
      <text:p text:style-name="P13">WHERE total&gt;10000</text:p>
      <text:p text:style-name="P14">AND qtecde&lt;1000</text:p>
      <text:p text:style-name="P13">GROUP BY numcom</text:p>
      <text:p text:style-name="P1"/>
      <text:p text:style-name="P1">10. Lister les commandes par nom fournisseur</text:p>
      <text:p text:style-name="P1">(Afficher le nom du fournisseur, le numéro de commande et la date)</text:p>
      <text:p text:style-name="P7">SELECT fournis.nomfou, entcom.numcom, entcom.datcom FROM entcom JOIN fournis ON entcom.numfou=fournis.numfou</text:p>
      <text:p text:style-name="P7"/>
      <text:p text:style-name="P1">11. Sortir les produits des commandes ayant le mot "urgent' en</text:p>
      <text:p text:style-name="P1">observation?</text:p>
      <text:p text:style-name="P1">(Afficher le numéro de commande, le nom du fournisseur, le libellé du</text:p>
      <text:p text:style-name="P1">produit et le sous total = quantité commandée * Prix unitaire)</text:p>
      <text:p text:style-name="P1"/>
      <text:p text:style-name="P7">SELECT entcom.numcom, fournis.nomfou,produit.libart, ligcom.qtecde*ligcom.priuni as "sous-total"</text:p>
      <text:p text:style-name="P7">FROM entcom</text:p>
      <text:p text:style-name="P7">JOIN fournis ON entcom.numfou=fournis.numfou</text:p>
      <text:p text:style-name="P7">JOIN ligcom ON entcom.numcom=ligcom.numcom</text:p>
      <text:p text:style-name="P7">JOIN produit ON ligcom.codart=produit.codart</text:p>
      <text:p text:style-name="P7">WHERE entcom.obscom like "Commande urgente";</text:p>
      <text:p text:style-name="P1"/>
      <text:p text:style-name="P1">12. Coder de 2 manières différentes la requête suivante :</text:p>
      <text:p text:style-name="P1">Lister le nom des fournisseurs susceptibles de livrer au moins un article</text:p>
      <text:p text:style-name="P1"/>
      <text:p text:style-name="P1"/>
      <text:p text:style-name="P1">13. Coder de 2 manières différentes la requête suivante</text:p>
      <text:p text:style-name="P1">Lister les commandes (Numéro et date) dont le fournisseur est celui de</text:p>
      <text:p text:style-name="P1">la commande 70210 :</text:p>
      <text:p text:style-name="P7">SELECT numcom , datcom FROM entcom WHERE numfou=(SELECT numfou FROM entcom WHERE numcom=70210) </text:p>
      <text:p text:style-name="P1"/>
      <text:p text:style-name="P1">14. Dans les articles susceptibles d’être vendus, lister les articles moins</text:p>
      <text:p text:style-name="P1">chers (basés sur Prix1) que le moins cher des rubans (article dont le</text:p>
      <text:p text:style-name="P1">premier caractère commence par R). On affichera le libellé de l’article</text:p>
      <text:p text:style-name="P1">et prix1</text:p>
      <text:p text:style-name="P7">SELECT produit.libart, vente.prix1 </text:p>
      <text:p text:style-name="P7">FROM produit </text:p>
      <text:p text:style-name="P7">JOIN vente ON produit.codart = vente.codart</text:p>
      <text:p text:style-name="P7">WHERE vente.prix1 &lt; (SELECT prix1 FROM vente WHERE codart LIKE "R%" ORDER BY prix1 LIMIT 1)</text:p>
      <text:p text:style-name="P1"/>
      <text:p text:style-name="P1">15. Editer la liste des fournisseurs susceptibles de livrer les produits</text:p>
      <text:p text:style-name="P1">dont le stock est inférieur ou égal à 150 % du stock d'alerte. La liste est</text:p>
      <text:p text:style-name="P1"><text:soft-page-break/>triée par produit puis fournisseur</text:p>
      <text:p text:style-name="P1"/>
      <text:p text:style-name="P7">SELECT <text:s/>produit.libart, fournis.nomfou, vente.codart FROM fournis </text:p>
      <text:p text:style-name="P7">JOIN vente ON vente.numfou = fournis.numfou</text:p>
      <text:p text:style-name="P7">JOIN produit ON produit.codart = vente.codart</text:p>
      <text:p text:style-name="P7">WHERE produit.stkphy &lt; (produit.stkale*150/100)</text:p>
      <text:p text:style-name="P7">ORDER BY produit.libart ,fournis.nomfou</text:p>
      <text:p text:style-name="P1"/>
      <text:p text:style-name="P1">16. Éditer la liste des fournisseurs susceptibles de livrer les produit dont</text:p>
      <text:p text:style-name="P1">le stock est inférieur ou égal à 150 % du stock d'alerte et un délai de</text:p>
      <text:p text:style-name="P1">livraison d'au plus 30 jours. La liste est triée par fournisseur puis</text:p>
      <text:p text:style-name="P1">produit</text:p>
      <text:p text:style-name="P7"/>
      <text:p text:style-name="P7">SELECT <text:s/>produit.libart, fournis.nomfou, vente.codart FROM fournis </text:p>
      <text:p text:style-name="P7">JOIN vente ON vente.numfou = fournis.numfou</text:p>
      <text:p text:style-name="P7">JOIN produit ON produit.codart = vente.codart</text:p>
      <text:p text:style-name="P7">WHERE produit.stkphy &lt; (produit.stkale*150/100)</text:p>
      <text:p text:style-name="P7">AND vente.delliv &gt;= 30</text:p>
      <text:p text:style-name="P10">ORDER BY fournis.nomfou, <text:s/>produit.libart</text:p>
      <text:p text:style-name="P10"/>
      <text:p text:style-name="P1">17. Avec le même type de sélection que ci-dessus, sortir un total des</text:p>
      <text:p text:style-name="P1">stocks par fournisseur trié par total décroissant</text:p>
      <text:p text:style-name="P7"/>
      <text:p text:style-name="P7">SELECT fournis.nomfou, SUM(produit.stkphy) as "Stock total" FROM fournis </text:p>
      <text:p text:style-name="P7">JOIN vente ON vente.numfou = fournis.numfou</text:p>
      <text:p text:style-name="P7">JOIN produit ON produit.codart = vente.codart</text:p>
      <text:p text:style-name="P7">GROUP BY fournis.numfou</text:p>
      <text:p text:style-name="P7">ORDER BY "Stock total" DESC</text:p>
      <text:p text:style-name="P1"/>
      <text:p text:style-name="P1">18. En fin d'année, sortir la liste des produits dont la quantité réellement</text:p>
      <text:p text:style-name="P1">commandée dépasse 90% de la quantité annuelle prévue.</text:p>
      <text:p text:style-name="P1"/>
      <text:p text:style-name="P7">SELECT produit.libart, produit.codart, SUM(ligcom.qtecde) AS "Quantite totale commandée"</text:p>
      <text:p text:style-name="P7">FROM produit </text:p>
      <text:p text:style-name="P7">JOIN ligcom ON produit.codart = ligcom.codart</text:p>
      <text:p text:style-name="P7">WHERE ligcom.qtecde&gt; (produit.qteann*90/100)</text:p>
      <text:p text:style-name="P7">GROUP BY produit.codart, substring(ligcom.derliv,1,4)</text:p>
      <text:p text:style-name="P7"/>
      <text:p text:style-name="P1">19. Calculer le chiffre d'affaire par fournisseur pour l'année 93<text:span text:style-name="T5"> ????? </text:span>sachant</text:p>
      <text:p text:style-name="P1">que les prix indiqués sont hors taxes et que le taux de TVA est 20%.</text:p>
      <text:p text:style-name="P1"/>
      <text:p text:style-name="P7">SELECT fournis.nomfou, SUM( (ligcom.priuni*ligcom.qtecde)*20/100 ) AS "chiffre d'affaire"</text:p>
      <text:p text:style-name="P7">FROM fournis</text:p>
      <text:p text:style-name="P7">JOIN entcom ON fournis.numfou = entcom.numfou </text:p>
      <text:p text:style-name="P7">JOIN ligcom ON ligcom.numcom = entcom.numcom</text:p>
      <text:p text:style-name="P7">GROUP BY fournis.numfou</text:p>
      <text:p text:style-name="P7"/>
      <text:p text:style-name="P1">20. Existe-t-il des lignes de commande non cohérentes avec les produits</text:p>
      <text:p text:style-name="P1">vendus par les fournisseurs. ?</text:p>
      <text:p text:style-name="P1"/>
      <text:p text:style-name="P1"/>
      <text:p text:style-name="P1"/>
      <text:p text:style-name="P1"><text:soft-page-break/></text:p>
      <text:p text:style-name="P1">DELIMITER |</text:p>
      <text:p text:style-name="P1">CREATE PROCEDURE CA_Fournisseur (IN annee VARCHAR (4), IN codefournis VARCHAR(10)) </text:p>
      <text:p text:style-name="P1">BEGIN SELECT fournis.nomfou, SUM( (ligcom.priuni*ligcom.qtecde)*20/100 ) AS "chiffre d'affaire" </text:p>
      <text:p text:style-name="P1">FROM fournis </text:p>
      <text:p text:style-name="P1">JOIN entcom ON fournis.numfou = entcom.numfou </text:p>
      <text:p text:style-name="P1">JOIN ligcom ON ligcom.numcom = entcom.numcom </text:p>
      <text:p text:style-name="P1">WHERE entcom.datcom like "annee%" </text:p>
      <text:p text:style-name="P1">AND WHERE fournis.numfou LIKE "codefournis";</text:p>
      <text:p text:style-name="P1">END |</text:p>
      <text:p text:style-name="P1">DELIMITER ;</text:p>
      <text:p text:style-name="P1"/>
      <text:h text:style-name="P17" text:outline-level="2"/>
      <text:p text:style-name="P19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5:13:28.419159428</meta:creation-date>
    <dc:date>2024-08-20T11:48:25.491217040</dc:date>
    <meta:editing-duration>PT5H17M48S</meta:editing-duration>
    <meta:editing-cycles>11</meta:editing-cycles>
    <meta:generator>LibreOffice/24.2.4.2$Linux_X86_64 LibreOffice_project/420$Build-2</meta:generator>
    <meta:document-statistic meta:table-count="0" meta:image-count="0" meta:object-count="0" meta:page-count="4" meta:paragraph-count="121" meta:word-count="914" meta:character-count="6232" meta:non-whitespace-character-count="5413"/>
  </office:meta>
</office:document-meta>
</file>